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06cm" fo:margin-left="0.138cm" fo:margin-top="0cm" fo:margin-bottom="0cm" table:align="left" style:writing-mode="lr-tb"/>
    </style:style>
    <style:style style:name="Таблица1.A" style:family="table-column">
      <style:table-column-properties style:column-width="8.192cm"/>
    </style:style>
    <style:style style:name="Таблица1.B" style:family="table-column">
      <style:table-column-properties style:column-width="8.61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5" style:family="table-cell">
      <style:table-cell-properties style:vertical-align="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601cm" style:rel-column-width="4876*"/>
    </style:style>
    <style:style style:name="Table1.B" style:family="table-column">
      <style:table-column-properties style:column-width="8.4cm" style:rel-column-width="4762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bottom" fo:padding="0.097cm" fo:border="none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cm" fo:border="none"/>
    </style:style>
    <style:style style:name="P1" style:family="paragraph" style:parent-style-name="Standard">
      <style:text-properties officeooo:rsid="0002c031"/>
    </style:style>
    <style:style style:name="P2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font-size="10pt" fo:language="uk" fo:country="UA" fo:background-color="transparen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 style:writing-mode="lr-tb"/>
      <style:text-properties style:font-name="Times New Roman" fo:font-size="10pt" fo:language="uk" fo:country="UA" fo:background-color="#ffffff" style:font-size-asian="10pt" style:font-size-complex="10pt"/>
    </style:style>
    <style:style style:name="P4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font-size="10pt" fo:language="uk" fo:country="UA" fo:background-color="#ffffff" style:font-size-asian="10pt" style:font-size-complex="10pt"/>
    </style:style>
    <style:style style:name="P5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language="uk" fo:country="UA" fo:background-color="#ffffff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Times New Roman" fo:language="uk" fo:country="UA" fo:font-weight="bold" style:font-weight-asian="bold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  <style:text-properties style:font-name="Times New Roman" fo:language="uk" fo:country="UA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language="uk" fo:country="UA" officeooo:rsid="0038ec0c" officeooo:paragraph-rsid="002f97f7"/>
    </style:style>
    <style:style style:name="P9" style:family="paragraph" style:parent-style-name="No_20_Spacing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fo:language="uk" fo:country="UA" style:font-size-asian="12pt" style:font-size-complex="12pt"/>
    </style:style>
    <style:style style:name="P10" style:family="paragraph" style:parent-style-name="Standard"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11" style:family="paragraph" style:parent-style-name="No_20_Spacing">
      <style:paragraph-properties fo:margin-left="0cm" fo:margin-right="0cm" fo:text-indent="0cm" style:auto-text-indent="false" style:writing-mode="lr-tb"/>
      <style:text-properties fo:language="uk" fo:country="UA"/>
    </style:style>
    <style:style style:name="P12" style:family="paragraph" style:parent-style-name="No_20_Spacing">
      <style:paragraph-properties fo:margin-left="0cm" fo:margin-right="0cm" fo:text-indent="0cm" style:auto-text-indent="false" style:writing-mode="lr-tb"/>
      <style:text-properties fo:language="uk" fo:country="UA" fo:background-color="transparent"/>
    </style:style>
    <style:style style:name="P13" style:family="paragraph" style:parent-style-name="Standard">
      <style:text-properties fo:language="uk" fo:country="UA" officeooo:rsid="0002c031"/>
    </style:style>
    <style:style style:name="P14" style:family="paragraph" style:parent-style-name="Standard">
      <style:paragraph-properties fo:margin-top="0cm" fo:margin-bottom="0cm" style:contextual-spacing="false"/>
      <style:text-properties fo:language="uk" fo:country="UA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</style:style>
    <style:style style:name="P16" style:family="paragraph" style:parent-style-name="铃_fffd_稠蝈疴嚯斥1">
      <style:paragraph-properties fo:margin-left="0cm" fo:margin-right="0cm" fo:margin-top="0cm" fo:margin-bottom="0cm" style:contextual-spacing="false" fo:text-align="justify" style:justify-single-word="false" fo:text-indent="1.27cm" style:auto-text-indent="false" style:writing-mode="lr-tb"/>
      <style:text-properties fo:font-size="11pt" fo:language="uk" fo:country="UA" style:font-size-asian="11pt" style:font-size-complex="11pt"/>
    </style:style>
    <style:style style:name="P17" style:family="paragraph" style:parent-style-name="铃_fffd_稠蝈疴嚯斥1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">
      <loext:graphic-properties draw:fill="solid" draw:fill-color="#ffffff"/>
      <style:paragraph-properties fo:margin-left="5.54cm" fo:margin-right="0cm" fo:line-height="107%" fo:text-indent="0cm" style:auto-text-indent="false" fo:background-color="#ffffff" style:vertical-align="baseline" style:writing-mode="lr-tb">
        <style:tab-stops/>
      </style:paragraph-properties>
      <style:text-properties style:font-name="Times New Roman" fo:language="uk" fo:country="UA" fo:background-color="#ffffff"/>
    </style:style>
    <style:style style:name="P19" style:family="paragraph" style:parent-style-name="Standard" style:list-style-name="">
      <loext:graphic-properties draw:fill="solid" draw:fill-color="#ffffff"/>
      <style:paragraph-properties fo:margin-left="5.54cm" fo:margin-right="0cm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20" style:family="paragraph" style:parent-style-name="Standard" style:list-style-name="">
      <loext:graphic-properties draw:fill="solid" draw:fill-color="#ffffff"/>
      <style:paragraph-properties fo:margin-left="5.54cm" fo:margin-right="0cm" fo:margin-top="0cm" fo:margin-bottom="0cm" style:contextual-spacing="false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21" style:family="paragraph" style:parent-style-name="Standard" style:list-style-name="">
      <loext:graphic-properties draw:fill="solid" draw:fill-color="#ffffff"/>
      <style:paragraph-properties fo:margin-left="0cm" fo:margin-right="0cm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22" style:family="paragraph" style:parent-style-name="Standard" style:list-style-name="">
      <loext:graphic-properties draw:fill="solid" draw:fill-color="#ffffff"/>
      <style:paragraph-properties fo:margin-left="0cm" fo:margin-right="0cm" fo:line-height="107%" fo:text-indent="0cm" style:auto-text-indent="false" fo:background-color="#ffffff" style:vertical-align="baseline" style:writing-mode="lr-tb">
        <style:tab-stops/>
      </style:paragraph-properties>
      <style:text-properties style:font-name="Times New Roman" fo:language="uk" fo:country="UA" officeooo:rsid="0002c031" officeooo:paragraph-rsid="000bca4b" fo:background-color="#ffffff"/>
    </style:style>
    <style:style style:name="P23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ffffff" style:vertical-align="baseline" style:writing-mode="lr-tb"/>
      <style:text-properties style:font-name="Times New Roman" fo:language="uk" fo:country="UA" fo:font-weight="bold" officeooo:rsid="0002c031" style:font-weight-asian="bold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  <style:text-properties style:font-name="Times New Roman" fo:language="uk" fo:country="UA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  <style:text-properties style:font-name="Times New Roman" fo:language="uk" fo:country="UA" officeooo:paragraph-rsid="005601ff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Times New Roman" fo:language="uk" fo:country="UA" officeooo:paragraph-rsid="0030e0bb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  <style:text-properties style:font-name="Times New Roman" fo:language="uk" fo:country="UA" officeooo:paragraph-rsid="0057ad98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 style:writing-mode="lr-tb"/>
      <style:text-properties style:font-name="Times New Roman" fo:language="uk" fo:country="UA" officeooo:paragraph-rsid="0057ad98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Times New Roman" fo:language="uk" fo:country="UA" officeooo:paragraph-rsid="0057ad98"/>
    </style:style>
    <style:style style:name="P30" style:family="paragraph" style:parent-style-name="Standard" style:list-style-name="L1" style:master-page-name="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 style:page-number="auto"/>
      <style:text-properties style:font-name="Times New Roman" fo:language="uk" fo:country="UA" officeooo:paragraph-rsid="0057ad98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text-indent="1.251cm" style:auto-text-indent="false"/>
      <style:text-properties style:font-name="Times New Roman" fo:language="uk" fo:country="UA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language="uk" fo:country="UA" officeooo:rsid="0038ec0c" officeooo:paragraph-rsid="0057ad98"/>
    </style:style>
    <style:style style:name="P33" style:family="paragraph" style:parent-style-name="Standard">
      <style:text-properties style:font-name="Times New Roman" fo:font-size="12pt" fo:language="uk" fo:country="UA" fo:font-weight="bold" officeooo:paragraph-rsid="00502811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end" style:justify-single-word="false"/>
      <style:text-properties style:font-name="Times New Roman" fo:font-size="12pt" fo:language="uk" fo:country="UA" fo:font-weight="bold" officeooo:paragraph-rsid="0050b180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2pt" fo:language="uk" fo:country="UA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2pt" fo:language="uk" fo:country="UA" officeooo:paragraph-rsid="0057ad98" style:font-size-asian="12pt" style:font-size-complex="12pt"/>
    </style:style>
    <style:style style:name="P37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ffffff" style:vertical-align="baseline" style:writing-mode="lr-tb"/>
      <style:text-properties fo:language="uk" fo:country="UA"/>
    </style:style>
    <style:style style:name="P38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ffffff" style:vertical-align="baseline" style:writing-mode="lr-tb"/>
      <style:text-properties fo:language="uk" fo:country="UA" officeooo:rsid="0002c031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language="uk" fo:country="UA" officeooo:paragraph-rsid="0057ad98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fo:font-size="12pt" officeooo:paragraph-rsid="0039a4f6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fo:font-size="12pt" officeooo:paragraph-rsid="00502811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" fo:font-size="12pt" fo:language="uk" fo:country="UA" officeooo:rsid="0030835a" officeooo:paragraph-rsid="0030835a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Times New Roman" fo:font-size="12pt" fo:language="uk" fo:country="UA" officeooo:rsid="0030835a" officeooo:paragraph-rsid="00502811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Times New Roman" fo:font-size="12pt" fo:language="uk" fo:country="UA" officeooo:rsid="0030835a" officeooo:paragraph-rsid="0057ad98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font-name="Times New Roman" fo:font-size="12pt" fo:language="uk" fo:country="UA" officeooo:paragraph-rsid="0039a4f6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" fo:font-size="12pt" fo:language="uk" fo:country="UA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" fo:font-size="12pt" fo:language="uk" fo:country="UA" officeooo:paragraph-rsid="0057ad98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Times New Roman" fo:font-size="12pt" fo:language="uk" fo:country="UA" fo:font-weight="bold" officeooo:paragraph-rsid="0057ad98" style:font-size-asian="12pt" style:font-weight-asian="bold" style:font-size-complex="12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background-color="#ffffff" loext:char-shading-value="0"/>
    </style:style>
    <style:style style:name="T3" style:family="text">
      <style:text-properties style:font-name="Times New Roman" officeooo:rsid="00252dad" fo:background-color="#ffffff" loext:char-shading-value="0"/>
    </style:style>
    <style:style style:name="T4" style:family="text">
      <style:text-properties style:font-name="Times New Roman" officeooo:rsid="0013e7ee" fo:background-color="#ffffff" loext:char-shading-value="0"/>
    </style:style>
    <style:style style:name="T5" style:family="text">
      <style:text-properties style:font-name="Times New Roman" officeooo:rsid="0002c031" fo:background-color="#ffffff" loext:char-shading-value="0"/>
    </style:style>
    <style:style style:name="T6" style:family="text">
      <style:text-properties style:font-name="Times New Roman" officeooo:rsid="001fc6fe" fo:background-color="#ffffff" loext:char-shading-value="0"/>
    </style:style>
    <style:style style:name="T7" style:family="text">
      <style:text-properties style:font-name="Times New Roman" officeooo:rsid="0057ad98" fo:background-color="#ffffff" loext:char-shading-value="0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language="uk" fo:country="UA" style:language-asian="en" style:country-asian="US" style:language-complex="ar" style:country-complex="SA"/>
    </style:style>
    <style:style style:name="T10" style:family="text">
      <style:text-properties style:font-name="Times New Roman" officeooo:rsid="000bca4b"/>
    </style:style>
    <style:style style:name="T11" style:family="text">
      <style:text-properties style:font-name="Times New Roman" fo:font-size="12pt" fo:language="uk" fo:country="UA" style:font-size-asian="12pt" style:language-asian="en" style:country-asian="US" style:font-size-complex="12pt" style:language-complex="ar" style:country-complex="SA"/>
    </style:style>
    <style:style style:name="T12" style:family="text">
      <style:text-properties style:font-name="Times New Roman" fo:font-size="12pt" fo:language="uk" fo:country="UA" officeooo:rsid="00375400" style:font-size-asian="12pt" style:font-size-complex="12pt"/>
    </style:style>
    <style:style style:name="T13" style:family="text">
      <style:text-properties style:font-name="Times New Roman" fo:font-size="12pt" officeooo:rsid="0057ad98" fo:background-color="#ffffff" loext:char-shading-value="0" style:font-size-asian="12pt" style:font-size-complex="12pt"/>
    </style:style>
    <style:style style:name="T14" style:family="text">
      <style:text-properties style:font-name="Times New Roman" fo:font-size="12pt" officeooo:rsid="0002c031" fo:background-color="#ffffff" loext:char-shading-value="0" style:font-size-asian="12pt" style:font-size-complex="12pt"/>
    </style:style>
    <style:style style:name="T15" style:family="text">
      <style:text-properties style:font-name="Times New Roman" fo:font-size="12pt" officeooo:rsid="00375400" style:font-size-asian="12pt" style:font-size-complex="12pt"/>
    </style:style>
    <style:style style:name="T16" style:family="text">
      <style:text-properties fo:language="uk" fo:country="UA"/>
    </style:style>
    <style:style style:name="T17" style:family="text">
      <style:text-properties fo:language="uk" fo:country="UA" officeooo:rsid="0030835a"/>
    </style:style>
    <style:style style:name="T18" style:family="text">
      <style:text-properties fo:color="#004586" loext:opacity="100%" style:font-name="Times New Roman" fo:font-size="10pt" fo:background-color="#ffffff" loext:char-shading-value="0" style:font-size-asian="10pt" style:font-size-complex="9pt"/>
    </style:style>
    <style:style style:name="T19" style:family="text">
      <style:text-properties fo:color="#004586" loext:opacity="100%" style:font-name="Times New Roman" fo:background-color="#ffffff" loext:char-shading-value="0"/>
    </style:style>
    <style:style style:name="T20" style:family="text">
      <style:text-properties fo:color="#004586" loext:opacity="100%" style:font-name="Times New Roman" fo:language="uk" fo:country="UA" style:language-asian="en" style:country-asian="US" style:language-complex="ar" style:country-complex="SA"/>
    </style:style>
    <style:style style:name="T21" style:family="text">
      <style:text-properties officeooo:rsid="0002c031"/>
    </style:style>
    <style:style style:name="T22" style:family="text">
      <style:text-properties fo:background-color="#ffffff" loext:char-shading-value="0"/>
    </style:style>
    <style:style style:name="T23" style:family="text">
      <style:text-properties officeooo:rsid="0052ac4f"/>
    </style:style>
    <style:style style:name="T24" style:family="text">
      <style:text-properties officeooo:rsid="0054025a"/>
    </style:style>
    <style:style style:name="T25" style:family="text">
      <style:text-properties fo:font-size="12pt" officeooo:rsid="00375400" style:font-size-asian="12pt" style:font-size-complex="12pt"/>
    </style:style>
    <style:style style:name="T26" style:family="text">
      <style:text-properties fo:font-weight="bold" style:font-weight-asian="bold"/>
    </style:style>
    <style:style style:name="T27" style:family="text">
      <style:text-properties officeooo:rsid="0030835a"/>
    </style:style>
    <style:style style:name="T28" style:family="text">
      <style:text-properties officeooo:rsid="0057ad9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DVSName" text:name="py3o.objects.DVSName"/>
        <text:user-field-decl office:value-type="string" office:string-value="company_name" text:name="py3o.objects.company_id.name"/>
        <text:user-field-decl office:value-type="string" office:string-value="company_email" text:name="py3o.objects.company_id.email"/>
        <text:user-field-decl office:value-type="string" office:string-value="company_vat" text:name="py3o.objects.company_id.vat"/>
        <text:user-field-decl office:value-type="string" office:string-value="company_phone" text:name="py3o.objects.company_id.phone"/>
        <text:user-field-decl office:value-type="string" office:string-value="role" text:name="py3o.objects.role"/>
        <text:user-field-decl office:value-type="string" office:string-value="item.currency_id.name" text:name="py3o.item.currency_id.name"/>
        <text:user-field-decl office:value-type="string" office:string-value="item.acc_holder_name" text:name="py3o.item.acc_holder_name"/>
        <text:user-field-decl office:value-type="string" office:string-value="item.acc_number" text:name="py3o.item.acc_number"/>
      </text:user-field-decls>
      <text:p text:style-name="P1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h text:style-name="P18" text:outline-level="2">Кому:</text:h>
          </table:table-cell>
          <table:table-cell table:style-name="Таблица1.A1" office:value-type="string">
            <text:p text:style-name="P6"><text:user-field-get text:name="py3o.objects.DVSName">DVSName</text:user-field-get>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4">e-mail: {{DVSAdress}}</text:p>
          </table:table-cell>
        </table:table-row>
        <table:table-row table:style-name="Таблица1.1">
          <table:table-cell table:style-name="Таблица1.A1" office:value-type="string">
            <text:h text:style-name="P19" text:outline-level="2">Номер ВП:</text:h>
          </table:table-cell>
          <table:table-cell table:style-name="Таблица1.A1" office:value-type="string">
            <text:h text:style-name="P22" text:outline-level="2"><text:user-field-get text:name="py3o.objects.name">name</text:user-field-get></text:h>
          </table:table-cell>
        </table:table-row>
        <table:table-row table:style-name="Таблица1.1">
          <table:table-cell table:style-name="Таблица1.A1" office:value-type="string">
            <text:h text:style-name="P20" text:outline-level="2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h text:style-name="P19" text:outline-level="2"><text:span text:style-name="T23">Стягувач</text:span>:</text:h>
          </table:table-cell>
          <table:table-cell table:style-name="Таблица1.B5" office:value-type="string">
            <text:p text:style-name="P11"><text:span text:style-name="T2"><text:user-field-get text:name="py3o.objects.company_id.name">company_name</text:user-field-get></text:span><text:span text:style-name="T2">, код за ЄДРПОУ </text:span><text:span text:style-name="T2"><text:user-field-get text:name="py3o.objects.company_id.vat">company_vat</text:user-field-get></text:span><text:span text:style-name="T2">,</text:span><text:line-break/><text:span text:style-name="T18">вул. Саксаганського, 105, м. Київ, 01032</text:span></text:p>
            <text:p text:style-name="P12"><text:span text:style-name="T8">e-mail: </text:span><text:span text:style-name="T8"><text:user-field-get text:name="py3o.objects.company_id.email">company_email</text:user-field-get></text:span>,</text:p>
            <text:p text:style-name="P2">тел: <text:user-field-get text:name="py3o.objects.company_id.phone">company_phone</text:user-field-get></text:p>
          </table:table-cell>
        </table:table-row>
        <table:table-row table:style-name="Таблица1.1">
          <table:table-cell table:style-name="Таблица1.A1" office:value-type="string">
            <text:h text:style-name="P21" text:outline-level="2">№{{doc_no}} від {{doc_date}}</text:h>
          </table:table-cell>
          <table:table-cell table:style-name="Таблица1.A1" office:value-type="string">
            <text:p text:style-name="P5"/>
          </table:table-cell>
        </table:table-row>
      </table:table>
      <text:p text:style-name="P14"/>
      <text:p text:style-name="P1"><text:a xlink:type="simple" xlink:href="mailto:info@forward-bank.com" text:style-name="Internet_20_link" text:visited-style-name="Visited_20_Internet_20_Link"><text:span text:style-name="T16"/></text:a></text:p>
      <text:h text:style-name="P23" text:outline-level="2">КЛОПОТАННЯ</text:h>
      <text:h text:style-name="P37" text:outline-level="2"><text:span text:style-name="T10">про </text:span><text:span text:style-name="T1">перерахування стягнутих коштів на накопичувальний рахунок</text:span></text:h>
      <text:h text:style-name="P38" text:outline-level="2"/>
      <text:p text:style-name="P7"><text:user-field-get text:name="py3o.objects.DVSName">DVSName</text:user-field-get><text:s/>здійснює виконавче провадження №<text:user-field-get text:name="py3o.objects.name">name</text:user-field-get> з примусового виконання виконавчого документа про стягнення боргу з боржника __________________ <text:span text:style-name="T24">на користь стягувача </text:span><text:user-field-get text:name="py3o.objects.company_id.name">company_name</text:user-field-get>.</text:p>
      <text:p text:style-name="P15"><text:span text:style-name="rvts0"><text:span text:style-name="T20">08.03.2023</text:span></text:span><text:span text:style-name="rvts0"><text:span text:style-name="T9"> на підставі рішення Правління Національного банку України № </text:span></text:span><text:span text:style-name="rvts0"><text:span text:style-name="T20">90-рш від 07.03.2023</text:span></text:span><text:span text:style-name="rvts0"><text:span text:style-name="T9"> та рішення виконавчої дирекції Фонду гарантування вкладів фізичних осіб (далі – Фонд) № </text:span></text:span><text:span text:style-name="rvts0"><text:span text:style-name="T20">276 від 07.03.2023</text:span></text:span><text:span text:style-name="rvts0"><text:span text:style-name="T9"> розпочато процедуру ліквідації <text:s/></text:span></text:span><text:span text:style-name="rvts0"><text:span text:style-name="T9"><text:user-field-get text:name="py3o.objects.company_id.name">company_name</text:user-field-get></text:span></text:span><text:span text:style-name="rvts0"><text:span text:style-name="T9"><text:s/>строком на три роки: з </text:span></text:span><text:span text:style-name="rvts0"><text:span text:style-name="T20">08.03.2023 до 07.03.2026</text:span></text:span><text:span text:style-name="rvts0"><text:span text:style-name="T9"> включно. Уповноваженою особою Фонду гарантування вкладів фізичних осіб з делегуванням усіх повноважень ліквідатора </text:span></text:span><text:span text:style-name="rvts0"><text:span text:style-name="T9"><text:user-field-get text:name="py3o.objects.company_id.name">company_name</text:user-field-get></text:span></text:span><text:span text:style-name="rvts0"><text:span text:style-name="T9"><text:s/>призначено провідного професіонала з управління активами та ліквідації відділу організації процедур ліквідації банків департаменту ліквідації банків </text:span></text:span><text:span text:style-name="rvts0"><text:span text:style-name="T20">Міхна Сергія Семеновича</text:span></text:span><text:span text:style-name="rvts0"><text:span text:style-name="T9">.</text:span></text:span></text:p>
      <text:p text:style-name="P7">Відповідно до пункту 4 частини першої статті 39 Закон України "Про виконавче провадження" виконавче провадження підлягає закінченню у разі прийняття Національним банком України рішення про відкликання банківської ліцензії та ліквідацію банку-боржника.</text:p>
      <text:p text:style-name="P25">У зв`язку із запровадженням процедури ліквідації <text:user-field-get text:name="py3o.objects.company_id.name">company_name</text:user-field-get><text:s/>було закрито кореспондентський рахунок та відкрито накопичувальний рахунок в Національному банку України. З моменту відкриття накопичувального рахунку всі платежі на користь <text:user-field-get text:name="py3o.objects.company_id.name">company_name</text:user-field-get><text:s/>мають здійснюватися за наступними реквізитами накопичувального рахунку:</text:p>
      <text:p text:style-name="P26"><text:span text:style-name="T25"><text:text-input text:description="py3o://for=&quot;item in objects.company_id.partner_id.bank_ids&quot;">for="item in objects.company_id.partner_id.bank_ids"</text:text-input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313612848">
          <table:table-cell table:style-name="Таблица2.A1" office:value-type="string">
            <text:p text:style-name="P35"><text:span text:style-name="T26">Отримувач:</text:span></text:p>
          </table:table-cell>
          <table:table-cell table:style-name="Таблица2.A1" office:value-type="string">
            <text:p text:style-name="P46"/>
          </table:table-cell>
        </table:table-row>
        <table:table-row table:style-name="TableLine313612240">
          <table:table-cell table:style-name="Таблица2.A1" office:value-type="string">
            <text:p text:style-name="P43"><text:span text:style-name="T26">Код за ЄДРПОУ отримувача</text:span>:</text:p>
          </table:table-cell>
          <table:table-cell table:style-name="Таблица2.A1" office:value-type="string">
            <text:p text:style-name="P46"><text:user-field-get text:name="py3o.item.currency_id.name">item.currency_id.name</text:user-field-get></text:p>
          </table:table-cell>
        </table:table-row>
        <table:table-row table:style-name="TableLine313612696">
          <table:table-cell table:style-name="Таблица2.A1" office:value-type="string">
            <text:p text:style-name="P47"><text:span text:style-name="T26">Банк отримувача</text:span>:</text:p>
          </table:table-cell>
          <table:table-cell table:style-name="Таблица2.A1" office:value-type="string">
            <text:p text:style-name="P46"><text:user-field-get text:name="py3o.item.acc_holder_name">item.acc_holder_name</text:user-field-get></text:p>
          </table:table-cell>
        </table:table-row>
        <table:table-row table:style-name="TableLine313612696">
          <table:table-cell table:style-name="Таблица2.A1" office:value-type="string">
            <text:p text:style-name="P35"><text:span text:style-name="T26">Код банку отримувача:</text:span></text:p>
          </table:table-cell>
          <table:table-cell table:style-name="Таблица2.A1" office:value-type="string">
            <text:p text:style-name="P46"/>
          </table:table-cell>
        </table:table-row>
        <table:table-row table:style-name="TableLine313612696">
          <table:table-cell table:style-name="Таблица2.A1" office:value-type="string">
            <text:p text:style-name="P49"><text:span text:style-name="T27">М</text:span>іжнародний номер рахунку (IBAN):</text:p>
          </table:table-cell>
          <table:table-cell table:style-name="Таблица2.A1" office:value-type="string">
            <text:p text:style-name="P46"><text:user-field-get text:name="py3o.item.acc_number">item.acc_number</text:user-field-get></text:p>
          </table:table-cell>
        </table:table-row>
      </table:table>
      <text:p text:style-name="P8"><text:text-input text:description="py3o:///for">/for</text:text-input></text:p>
      <text:p text:style-name="P27"/>
      <text:p text:style-name="P31">На підставі викладеного вище <text:span text:style-name="T28">стягувач</text:span><text:span text:style-name="T21"> </text:span><text:span text:style-name="T21"><text:user-field-get text:name="py3o.objects.company_id.name">company_name</text:user-field-get></text:span><text:span text:style-name="T22"><text:s/>просить:</text:span></text:p>
      <text:list xml:id="list3983684855" text:style-name="L1">
        <text:list-item>
          <text:p text:style-name="P30"><text:span text:style-name="T28">П</text:span>ерерахувати у встановленому чинним законодавством порядку усі стягнуті у виконавчому провадженні №<text:user-field-get text:name="py3o.objects.name">name</text:user-field-get> грошові суми на такий накопичувальний рахунок стягувача <text:user-field-get text:name="py3o.objects.company_id.name">company_name</text:user-field-get>:</text:p>
        </text:list-item>
      </text:list>
      <text:p text:style-name="P39"><text:span text:style-name="T15"><text:text-input text:description="py3o://for=&quot;item in objects.company_id.partner_id.bank_ids&quot;">for="item in objects.company_id.partner_id.bank_ids"</text:text-input></text:span></text:p>
      <table:table table:name="Table2" table:style-name="Table2">
        <table:table-column table:style-name="Table2.A"/>
        <table:table-column table:style-name="Table2.B"/>
        <table:table-row table:style-name="TableLine513533288">
          <table:table-cell table:style-name="Table2.A1" office:value-type="string">
            <text:p text:style-name="P36"><text:span text:style-name="T26">Отримувач:</text:span></text:p>
          </table:table-cell>
          <table:table-cell table:style-name="Table2.A1" office:value-type="string">
            <text:p text:style-name="P48"/>
          </table:table-cell>
        </table:table-row>
        <table:table-row table:style-name="TableLine513531464">
          <table:table-cell table:style-name="Table2.A1" office:value-type="string">
            <text:p text:style-name="P45"><text:span text:style-name="T26">Код за ЄДРПОУ отримувача</text:span>:</text:p>
          </table:table-cell>
          <table:table-cell table:style-name="Table2.A1" office:value-type="string">
            <text:p text:style-name="P48"><text:user-field-get text:name="py3o.item.currency_id.name">item.currency_id.name</text:user-field-get></text:p>
          </table:table-cell>
        </table:table-row>
        <table:table-row table:style-name="TableLine513533896">
          <table:table-cell table:style-name="Table2.A1" office:value-type="string">
            <text:p text:style-name="P48"><text:span text:style-name="T26">Банк отримувача</text:span>:</text:p>
          </table:table-cell>
          <table:table-cell table:style-name="Table2.A1" office:value-type="string">
            <text:p text:style-name="P48"><text:user-field-get text:name="py3o.item.acc_holder_name">item.acc_holder_name</text:user-field-get></text:p>
          </table:table-cell>
        </table:table-row>
        <table:table-row table:style-name="TableLine513533896">
          <table:table-cell table:style-name="Table2.A1" office:value-type="string">
            <text:p text:style-name="P36"><text:span text:style-name="T26">Код банку отримувача:</text:span></text:p>
          </table:table-cell>
          <table:table-cell table:style-name="Table2.A1" office:value-type="string">
            <text:p text:style-name="P48"/>
          </table:table-cell>
        </table:table-row>
        <table:table-row table:style-name="TableLine513533896">
          <table:table-cell table:style-name="Table2.A1" office:value-type="string">
            <text:p text:style-name="P50"><text:span text:style-name="T27">М</text:span>іжнародний номер рахунку (IBAN):</text:p>
          </table:table-cell>
          <table:table-cell table:style-name="Table2.A1" office:value-type="string">
            <text:p text:style-name="P48"><text:user-field-get text:name="py3o.item.acc_number">item.acc_number</text:user-field-get></text:p>
          </table:table-cell>
        </table:table-row>
      </table:table>
      <text:p text:style-name="P32"><text:text-input text:description="py3o:///for">/for</text:text-input></text:p>
      <text:p text:style-name="P28"><text:span text:style-name="rvts0"><text:span text:style-name="T11"/></text:span></text:p>
      <text:p text:style-name="P9">Додаток: </text:p>
      <text:p text:style-name="P16"><text:soft-page-break/><text:span text:style-name="T2">1. </text:span><text:span text:style-name="T19">Засвідчена копія Витягу від 21.07.2023 №31089302 з Єдиного державного реєстру юридичних осіб, фізичних осіб-підприємців та громадських формувань щодо АТ «БАНК ФОРВАРД» на 2-х аркушах.</text:span></text:p>
      <text:p text:style-name="P17"/>
      <text:p text:style-name="P33"/>
      <table:table table:name="Table1" table:style-name="Table1">
        <table:table-column table:style-name="Table1.A"/>
        <table:table-column table:style-name="Table1.B"/>
        <table:table-row table:style-name="TableLine191894680">
          <table:table-cell table:style-name="Table1.A1" office:value-type="string">
            <text:p text:style-name="P33">ПредставникСтягувача</text:p>
            <text:p text:style-name="P33">Уповноважена особа Фонду гарантування вкладів фізичних осіб на здійснення ліквідації <text:user-field-get text:name="py3o.objects.company_id.name">company_name</text:user-field-get></text:p>
          </table:table-cell>
          <table:table-cell table:style-name="Table1.B1" office:value-type="string">
            <text:p text:style-name="P34">Сергій МІХНО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04T11:11:24.791934295</meta:creation-date>
    <dc:date>2023-08-18T19:29:31.458000000</dc:date>
    <meta:editing-duration>PT3H21M13S</meta:editing-duration>
    <meta:editing-cycles>62</meta:editing-cycles>
    <meta:generator>LibreOffice/7.2.4.1$Windows_x86 LibreOffice_project/27d75539669ac387bb498e35313b970b7fe9c4f9</meta:generator>
    <meta:document-statistic meta:table-count="4" meta:image-count="0" meta:object-count="0" meta:page-count="2" meta:paragraph-count="43" meta:word-count="311" meta:character-count="2614" meta:non-whitespace-character-count="2352"/>
  </office:meta>
</office:document-meta>
</file>